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2792*"/>
    </style:style>
    <style:style style:name="表格209.B" style:family="table-column">
      <style:table-column-properties style:column-width="14.023cm" style:rel-column-width="7983*"/>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424586"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6648663"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643201"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642639"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649600"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635219"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641313"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639649"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665692"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656200"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657889"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639470"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639506"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6648671"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653107"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643465"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641641"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51403"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660640"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642170"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639584"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633703"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49113"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657417"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637105"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655122"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6637344"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646813"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6637413"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35654"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633943"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639797"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6664914"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638863"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6644026"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6639665"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37429"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6653083"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6641704"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6660988"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6651154"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6641638"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6652779"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65991"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6651367"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6633894"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649524"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6638468"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6640679"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6645164"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64190"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6657093"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6660068"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6655656"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6659269"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49298"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6646149"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6666218"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6659706"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6638367"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44756"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6634956"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6651949"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6640362"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6665173"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6640083"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6656789"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6662951"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6655422"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6647082"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36644868"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6650896"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36635908"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36651912"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36636511" text:continue-numbering="true" text:style-name="WW8Num13">
        <text:list-item>
          <text:h text:style-name="P50"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36634408" text:continue-numbering="true" text:style-name="WW8Num13">
        <text:list-item>
          <text:list>
            <text:list-item>
              <text:h text:style-name="P52"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36653499" text:continue-numbering="true" text:style-name="WW8Num13">
        <text:list-item>
          <text:list>
            <text:list-item>
              <text:h text:style-name="P58"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1"><text:tab/>要使用特殊的结构表示avl tree的迭代器：</text:p>
      <text:p text:style-name="P21"/>
      <table:table table:name="表格183" table:style-name="表格183">
        <table:table-column table:style-name="表格183.A"/>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soft-page-break/></text:p>
      <text:list xml:id="list36643304" text:continue-numbering="true" text:style-name="WW8Num13">
        <text:list-item>
          <text:list>
            <text:list-item>
              <text:h text:style-name="P52"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36654099" text:continue-numbering="true" text:style-name="WW8Num13">
        <text:list-item>
          <text:list>
            <text:list-item>
              <text:h text:style-name="P55" text:outline-level="2">外部接口</text:h>
            </text:list-item>
          </text:list>
        </text:list-item>
      </text:list>
      <text:p text:style-name="P21"/>
      <text:p text:style-name="P21"/>
      <text:p text:style-name="P21"/>
      <text:p text:style-name="P21"/>
      <text:list xml:id="list36661791" text:continue-numbering="true" text:style-name="WW8Num13">
        <text:list-item>
          <text:list>
            <text:list-item>
              <text:h text:style-name="P55" text:outline-level="2">迭代器接口</text:h>
            </text:list-item>
          </text:list>
        </text:list-item>
      </text:list>
      <text:p text:style-name="P21"><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ext:soft-page-break/>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1"/>
      <text:p text:style-name="P21">函数原型</text:p>
      <table:table table:name="表格210" table:style-name="表格210">
        <table:table-column table:style-name="表格210.A"/>
        <table:table-row>
          <table:table-cell table:style-name="表格210.A1" office:value-type="string">
            <text:p text:style-name="P32">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6"><text:tab/>返回的avl tree迭代器并不是有效的迭代器，它没有与任何迭代器关联。这个函数只是做了一些必要的初始化工作，返回的迭代器供其他接口使用。</text:p>
      <text:p text:style-name="P21"><text:bookmark-start text:name="__DdeLink__7600_19589686642"/></text:p>
      <table:table table:name="表格211" table:style-name="表格211">
        <table:table-column table:style-name="表格211.A"/>
        <table:table-row>
          <table:table-cell table:style-name="表格211.A1" office:value-type="string">
            <text:p text:style-name="P32">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tab/>pv_value<text:tab/><text:tab/>保存数据的缓冲区。</text:p>
      <text:p text:style-name="P11">返回值：</text:p>
      <text:p text:style-name="P11"><text:tab/>无。</text:p>
      <text:p text:style-name="P11">注意：</text:p>
      <text:p text:style-name="P26"><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1"/>
      <table:table table:name="表格213" table:style-name="表格213">
        <table:table-column table:style-name="表格213.A"/>
        <table:table-row>
          <table:table-cell table:style-name="表格213.A1" office:value-type="string">
            <text:p text:style-name="P32">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text:soft-page-break/>返回值：</text:p>
      <text:p text:style-name="P11"><text:tab/>指向迭代器引用的数据的指针。</text:p>
      <text:p text:style-name="P11">注意：</text:p>
      <text:p text:style-name="P26"><text:tab/>it_iter是有效的avl tree迭代器，否则函数的行为是未定义的。</text:p>
      <text:p text:style-name="P21"/>
      <table:table table:name="表格214" table:style-name="表格214">
        <table:table-column table:style-name="表格214.A"/>
        <table:table-row>
          <table:table-cell table:style-name="表格214.A1" office:value-type="string">
            <text:p text:style-name="P32">_avl_tree_iterator_t _avl_tree_iterator_next(_avl_tree_iterator_t 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6"><text:tab/>it_iter是有效的avl tree迭代器，否则函数的行为是未定义的。引用下一个数据的迭代器也必须是avl tree有效的迭代器，否则函数的行为是未定义的。</text:p>
      <text:p text:style-name="P21"/>
      <table:table table:name="表格215" table:style-name="表格215">
        <table:table-column table:style-name="表格215.A"/>
        <table:table-row>
          <table:table-cell table:style-name="表格215.A1" office:value-type="string">
            <text:p text:style-name="P32">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6"><text:tab/>it_iter是有效的avl tree迭代器，否则函数的行为是未定义的。引用上一个数据的迭代器也必须是avl tree有效的迭代器，否则函数的行为是未定义的。</text:p>
      <text:p text:style-name="P21"/>
      <table:table table:name="表格216" table:style-name="表格216">
        <table:table-column table:style-name="表格216.A"/>
        <table:table-row>
          <table:table-cell table:style-name="表格216.A1" office:value-type="string">
            <text:p text:style-name="P32">bool_t _avl_tree_iterator_equal(</text:p>
            <text:p text:style-name="P32"><text:s text:c="4"/>_avl_tree_iterator_t it_first, _avl_tree_iterator_t it_second);</text:p>
          </table:table-cell>
        </table:table-row>
      </table:table>
      <text:p text:style-name="P11">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6"><text:tab/>两个iter是属于同一个avl tree容器的有效的avl tree迭代器，否则函数的行为是未定义的。两个avl tree迭代器相等是指两个迭代器引用相同的数据。</text:p>
      <text:p text:style-name="P21"/>
      <table:table table:name="表格217" table:style-name="表格217">
        <table:table-column table:style-name="表格217.A"/>
        <table:table-row>
          <table:table-cell table:style-name="表格217.A1" office:value-type="string">
            <text:p text:style-name="P32">int _avl_tree_iterator_distance(</text:p>
            <text:p text:style-name="P32"><text:s text:c="4"/>_avl_tree_iterator_t it_first, _avl_tree_iterator_t it_second);</text:p>
          </table:table-cell>
        </table:table-row>
      </table:table>
      <text:p text:style-name="P11"><text:soft-page-break/>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6"><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1"/>
      <table:table table:name="表格218" table:style-name="表格218">
        <table:table-column table:style-name="表格218.A"/>
        <table:table-row>
          <table:table-cell table:style-name="表格218.A1" office:value-type="string">
            <text:p text:style-name="P32">bool_t _avl_tree_iterator_before(</text:p>
            <text:p text:style-name="P32"><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6"><text:tab/>两个iter是属于同一个avl tree容器的有效的avl tree迭代器，否则函数的行为是未定义的。</text:p>
      <text:p text:style-name="P26"/>
      <text:p text:style-name="P21"/>
      <text:list xml:id="list36658454" text:continue-numbering="true" text:style-name="WW8Num13">
        <text:list-item>
          <text:list>
            <text:list-item>
              <text:h text:style-name="P55" text:outline-level="2">内部和辅助接口</text:h>
            </text:list-item>
          </text:list>
        </text:list-item>
      </text:list>
      <text:p text:style-name="P21"><text:tab/>avl tree也只是提供了简单的内部接口。</text:p>
      <table:table table:name="表格206" table:style-name="表格206">
        <table:table-column table:style-name="表格206.A"/>
        <table:table-column table:style-name="表格206.B"/>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1"/>
      <table:table table:name="表格207" table:style-name="表格207">
        <table:table-column table:style-name="表格207.A"/>
        <table:table-row>
          <table:table-cell table:style-name="表格207.A1" office:value-type="string">
            <text:p text:style-name="P32">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6"><text:soft-page-break/><text:tab/>如果pt_avl_tree == NULL 或者s_typename == NULL则函数的行为是未定义的。s_typename必须是C内建类型，libcstl内建类型以及已经注册的用户自定义类型，否则创建失败。</text:p>
      <text:p text:style-name="P21"/>
      <table:table table:name="表格208" table:style-name="表格208">
        <table:table-column table:style-name="表格208.A"/>
        <table:table-row>
          <table:table-cell table:style-name="表格208.A1" office:value-type="string">
            <text:p text:style-name="P32">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6"><text:tab/>如果pt_avl_tree == NULL或者avl tree不是使用_create_avl_tree生成的则函数的行为是未定义的。</text:p>
      <text:p text:style-name="P21"/>
      <text:p text:style-name="P21"/>
      <text:p text:style-name="P21"><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ext:soft-page-break/>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未定义的。如果it_iter不是avl tree迭代器，那么函数的行为是未定义的。</text:p>
      <text:p text:style-name="P21"/>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text:soft-page-break/>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6"><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text:soft-page-break/>的avl tree容器，否则函数的行为是未定义的。</text:p>
      <text:p text:style-name="P21"/>
      <table:table table:name="表格193" table:style-name="表格193">
        <table:table-column table:style-name="表格193.A"/>
        <table:table-row>
          <table:table-cell table:style-name="表格193.A1" office:value-type="string">
            <text:p text:style-name="P32">_avlnode_t* _avl_tree_destroy_subtree(</text:p>
            <text:p text:style-name="P32"><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6"><text:tab/>如果pt_avl_tree == NULL，则函数的行为是未定义的。avl tree容器必须是已经初始化或者使用_create_avl_tree创建的avl tree容器，否则函数的行为是未定义的。</text:p>
      <text:p text:style-name="P21"/>
      <table:table table:name="表格194" table:style-name="表格194">
        <table:table-column table:style-name="表格194.A"/>
        <table:table-row>
          <table:table-cell table:style-name="表格194.A1" office:value-type="string">
            <text:p text:style-name="P32">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left == NULL则函数的行为是未定义的。</text:p>
      <text:p text:style-name="P21"/>
      <table:table table:name="表格195" table:style-name="表格195">
        <table:table-column table:style-name="表格195.A"/>
        <table:table-row>
          <table:table-cell table:style-name="表格195.A1" office:value-type="string">
            <text:p text:style-name="P32">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right == NULL则函数的行为是未定义的。</text:p>
      <text:p text:style-name="P21"/>
      <table:table table:name="表格196" table:style-name="表格196">
        <table:table-column table:style-name="表格196.A"/>
        <table:table-row>
          <table:table-cell table:style-name="表格196.A1" office:value-type="string">
            <text:p text:style-name="P32">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text:soft-page-break/>注意：</text:p>
      <text:p text:style-name="P26"><text:tab/>如果pt_root == NULL则函数的行为是未定义的。</text:p>
      <text:p text:style-name="P21"/>
      <table:table table:name="表格197" table:style-name="表格197">
        <table:table-column table:style-name="表格197.A"/>
        <table:table-row>
          <table:table-cell table:style-name="表格197.A1" office:value-type="string">
            <text:p text:style-name="P32">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8" table:style-name="表格198">
        <table:table-column table:style-name="表格198.A"/>
        <table:table-row>
          <table:table-cell table:style-name="表格198.A1" office:value-type="string">
            <text:p text:style-name="P32">_avl_tree_insert_result_t _avl_tree_insert_avlnode(</text:p>
            <text:p text:style-name="P32"><text:s text:c="4"/>const _avl_tree_t* cpt_avl_tree, _avlnode_t* pt_root, const void* cpv_value);</text:p>
          </table:table-cell>
        </table:table-row>
      </table:table>
      <text:p text:style-name="P11">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6"><text:tab/>如果cpt_avl_tree == NULL或者cpv_value == NULL，则函数的行为是未定义的。avl tree容器必须是已经初始化，否则函数的行为是未定义的。</text:p>
      <text:p text:style-name="P21"/>
      <table:table table:name="表格199" table:style-name="表格199">
        <table:table-column table:style-name="表格199.A"/>
        <table:table-row>
          <table:table-cell table:style-name="表格199.A1" office:value-type="string">
            <text:p text:style-name="P32">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6"><text:tab/>如果cpt_root == NULL则返回-1。</text:p>
      <text:p text:style-name="P21"/>
      <table:table table:name="表格200" table:style-name="表格200">
        <table:table-column table:style-name="表格200.A"/>
        <table:table-row>
          <table:table-cell table:style-name="表格200.A1" office:value-type="string">
            <text:p text:style-name="P32">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text:soft-page-break/>返回值：</text:p>
      <text:p text:style-name="P11"><text:tab/>值最小的节点。</text:p>
      <text:p text:style-name="P11">注意：</text:p>
      <text:p text:style-name="P26"><text:tab/>如果cpt_root == NULL则函数的行为是未定义的。</text:p>
      <text:p text:style-name="P21"/>
      <table:table table:name="表格201" table:style-name="表格201">
        <table:table-column table:style-name="表格201.A"/>
        <table:table-row>
          <table:table-cell table:style-name="表格201.A1" office:value-type="string">
            <text:p text:style-name="P32">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6"><text:tab/>如果cpt_root == NULL则函数的行为是未定义的。</text:p>
      <text:p text:style-name="P21"/>
      <table:table table:name="表格202" table:style-name="表格202">
        <table:table-column table:style-name="表格202.A"/>
        <table:table-row>
          <table:table-cell table:style-name="表格202.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3" table:style-name="表格203">
        <table:table-column table:style-name="表格203.A"/>
        <table:table-row>
          <table:table-cell table:style-name="表格203.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4" table:style-name="表格204">
        <table:table-column table:style-name="表格204.A"/>
        <table:table-row>
          <table:table-cell table:style-name="表格204.A1" office:value-type="string">
            <text:p text:style-name="P32">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soft-page-break/><text:tab/>无。</text:p>
      <text:p text:style-name="P11">注意：</text:p>
      <text:p text:style-name="P26"><text:tab/>如果pt_avl_tree == NULL或者pt_node == NULL ，那么函数的行为是未定义的。pt_avl_tree必须是初始化的或者是使用_create_avl_tree()创建的，否则函数的行为是未定义的。</text:p>
      <text:p text:style-name="P21"/>
      <table:table table:name="表格205" table:style-name="表格205">
        <table:table-column table:style-name="表格205.A"/>
        <table:table-row>
          <table:table-cell table:style-name="表格205.A1" office:value-type="string">
            <text:p text:style-name="P32">void _avl_tree_elem_compare_auxiliary(const _avl_tree_t* cpt_avl_tree,</text:p>
            <text:p text:style-name="P32"><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6"><text:tab/>如果cpt_avl_tree == NULL或者cpv_first == NULL 或者cpv_second == NULL或者pv_output == NULL，那么函数的行为是未定义的。cpt_avl_tree必须是初始化的或者是使用_create_avl_tree()创建的，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64568"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33444549"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36639633" text:continue-list="list36664568" text:style-name="WW8Num13">
        <text:list-item>
          <text:list>
            <text:list-item>
              <text:h text:style-name="P58" text:outline-level="2"><text:span text:style-name="T6">libcstl 2.1</text:span><text:span text:style-name="T3">改善</text:span></text:h>
            </text:list-item>
          </text:list>
        </text:list-item>
      </text:list>
      <text:list xml:id="list33424107"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642010" text:continue-list="list36639633" text:style-name="WW8Num13">
        <text:list-item>
          <text:list>
            <text:list-item>
              <text:h text:style-name="P58" text:outline-level="2"><text:span text:style-name="T6">libcstl 2.1</text:span><text:span text:style-name="T3">代码的优化</text:span></text:h>
            </text:list-item>
          </text:list>
        </text:list-item>
      </text:list>
      <text:list xml:id="list36653946" text:continue-list="list33424107"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text:soft-page-break/>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text:soft-page-break/>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item>
          <text:p text:style-name="P45">确定_xxxx_is_created()和_xxxx_is_inited()是否应该提供给上层使用，如vector和avl_tree这样的结构就应该提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647715" text:continue-list="list36642010"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ext:soft-page-break/>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09T16:52:28.82</dc:date>
    <meta:editing-cycles>1996</meta:editing-cycles>
    <meta:editing-duration>P22DT12H43M37S</meta:editing-duration>
    <meta:generator>OpenOffice.org/3.3$Win32 OpenOffice.org_project/330m20$Build-9567</meta:generator>
    <dc:creator>Bo Wang</dc:creator>
    <meta:document-statistic meta:table-count="772" meta:image-count="51" meta:object-count="0" meta:page-count="326" meta:paragraph-count="10253" meta:word-count="82492" meta:character-count="312211"/>
  </office:meta>
</office:document-meta>
</file>